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e7d3" officeooo:paragraph-rsid="0005e7d3" style:font-weight-asian="bold" style:font-weight-complex="bold"/>
    </style:style>
    <style:style style:name="P2" style:family="paragraph" style:parent-style-name="Standard">
      <style:text-properties fo:font-weight="bold" officeooo:rsid="00097386" officeooo:paragraph-rsid="00097386" style:font-weight-asian="bold" style:font-weight-complex="bold"/>
    </style:style>
    <style:style style:name="P3" style:family="paragraph" style:parent-style-name="Standard">
      <style:text-properties fo:font-weight="bold" officeooo:rsid="00198c5a" officeooo:paragraph-rsid="00198c5a" style:font-weight-asian="bold" style:font-weight-complex="bold"/>
    </style:style>
    <style:style style:name="P4" style:family="paragraph" style:parent-style-name="Standard">
      <style:text-properties fo:font-weight="bold" officeooo:rsid="0019c561" officeooo:paragraph-rsid="0019c561" style:font-weight-asian="bold" style:font-weight-complex="bold"/>
    </style:style>
    <style:style style:name="P5" style:family="paragraph" style:parent-style-name="Standard">
      <style:text-properties officeooo:rsid="00198c5a" officeooo:paragraph-rsid="00198c5a"/>
    </style:style>
    <style:style style:name="P6" style:family="paragraph" style:parent-style-name="Standard">
      <style:text-properties fo:font-weight="normal" officeooo:rsid="00198c5a" officeooo:paragraph-rsid="00198c5a" style:font-weight-asian="normal" style:font-weight-complex="normal"/>
    </style:style>
    <style:style style:name="P7" style:family="paragraph" style:parent-style-name="Standard">
      <style:text-properties fo:font-weight="normal" officeooo:rsid="00198c5a" officeooo:paragraph-rsid="0019c561" style:font-weight-asian="normal" style:font-weight-complex="normal"/>
    </style:style>
    <style:style style:name="P8" style:family="paragraph" style:parent-style-name="Standard">
      <style:text-properties fo:font-weight="normal" officeooo:rsid="0019c561" officeooo:paragraph-rsid="0019c561" style:font-weight-asian="normal" style:font-weight-complex="normal"/>
    </style:style>
    <style:style style:name="P9" style:family="paragraph" style:parent-style-name="Standard">
      <style:text-properties fo:font-weight="normal" officeooo:rsid="001a7c37" officeooo:paragraph-rsid="001a7c37" style:font-weight-asian="normal" style:font-weight-complex="normal"/>
    </style:style>
    <style:style style:name="P10" style:family="paragraph" style:parent-style-name="Standard">
      <style:text-properties officeooo:rsid="0019c561" officeooo:paragraph-rsid="0019c561"/>
    </style:style>
    <style:style style:name="P11" style:family="paragraph" style:parent-style-name="Standard">
      <style:text-properties fo:font-style="italic" fo:font-weight="normal" officeooo:rsid="001bc841" officeooo:paragraph-rsid="001bc841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c561" style:font-style-asian="italic" style:font-style-complex="italic"/>
    </style:style>
    <style:style style:name="T3" style:family="text">
      <style:text-properties fo:font-style="italic" officeooo:rsid="001a7c37" style:font-style-asian="italic" style:font-style-complex="italic"/>
    </style:style>
    <style:style style:name="T4" style:family="text">
      <style:text-properties fo:font-style="normal" officeooo:rsid="001a7c37" style:font-style-asian="normal" style:font-style-complex="normal"/>
    </style:style>
    <style:style style:name="T5" style:family="text">
      <style:text-properties fo:font-style="normal" officeooo:rsid="0019c561" style:font-style-asian="normal" style:font-style-complex="normal"/>
    </style:style>
    <style:style style:name="T6" style:family="text">
      <style:text-properties fo:font-style="normal" officeooo:rsid="001d7796" style:font-style-asian="normal" style:font-style-complex="normal"/>
    </style:style>
    <style:style style:name="T7" style:family="text">
      <style:text-properties officeooo:rsid="00198c5a"/>
    </style:style>
    <style:style style:name="T8" style:family="text">
      <style:text-properties officeooo:rsid="0019c561"/>
    </style:style>
    <style:style style:name="T9" style:family="text">
      <style:text-properties officeooo:rsid="001a7c37"/>
    </style:style>
    <style:style style:name="T10" style:family="text">
      <style:text-properties officeooo:rsid="001bc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: <text:span text:style-name="T7">Slightly Less Basic Linux</text:span></text:p>
      <text:p text:style-name="P1"/>
      <text:p text:style-name="P3">Navigating Directories</text:p>
      <text:p text:style-name="P5"/>
      <text:p text:style-name="P5"><text:span text:style-name="T1">ls</text:span>, when run in a terminal, will give you a list of the files and folders in the current directory.</text:p>
      <text:p text:style-name="P5"><text:span text:style-name="T1">cd</text:span>, followed by the name of a folder, moves you into that folder. <text:span text:style-name="T1">cd ..</text:span> moves you one folder 'up'.</text:p>
      <text:p text:style-name="P10"/>
      <text:p text:style-name="P10">This is important, because you won't always have a G<text:span text:style-name="T9">UI.</text:span></text:p>
      <text:p text:style-name="P5"/>
      <text:p text:style-name="P3">Installing New Programs</text:p>
      <text:p text:style-name="P3"/>
      <text:p text:style-name="P6">To make changes to your computer, you have to be running as root (or a user with relevant permissions; in practice, everyone just uses root). To <text:span text:style-name="T9">become</text:span> root, use the command <text:span text:style-name="T1">su</text:span>.</text:p>
      <text:p text:style-name="P6"/>
      <text:p text:style-name="P6">Installing a new program, if that program is part of the sources for your computer, is done using <text:span text:style-name="T1">apt-get</text:span>. <text:span text:style-name="T3">a</text:span><text:span text:style-name="T1">pt-get update</text:span> will point your computer to the latest sources; <text:span text:style-name="T1">apt-get upgrade</text:span> will upgrade all installed programs; <text:span text:style-name="T1">apt-get install </text:span><text:span text:style-name="T3">program_name</text:span> will install the program <text:span text:style-name="T3">program_name</text:span>.</text:p>
      <text:p text:style-name="P6"/>
      <text:p text:style-name="P6">Sometimes you will need to modify <text:span text:style-name="T1">/</text:span><text:span text:style-name="T2">etc/apt/</text:span><text:span text:style-name="T1">sources.list</text:span>, a file on your computer, in order to <text:span text:style-name="T8">change the sources your system installs from</text:span>. <text:span text:style-name="T8">This file can only be modified as root; the best way to do this is to navigate to the </text:span><text:span text:style-name="T2">/etc/apt</text:span><text:span text:style-name="T8"> folder in-terminal as root, execute </text:span><text:span text:style-name="T2">nano sources.list</text:span><text:span text:style-name="T5">, </text:span><text:span text:style-name="T6">then edit the file</text:span><text:span text:style-name="T8">.</text:span></text:p>
      <text:p text:style-name="P6"/>
      <text:p text:style-name="P3">Shell Scripts</text:p>
      <text:p text:style-name="P6"/>
      <text:p text:style-name="P6">Shell scripts are text files with the file extension .sh. When run with the command <text:span text:style-name="T1">bash example_file.sh</text:span>, they will execute the terminal commands in <text:span text:style-name="T1">example_file.sh</text:span>, one after another.</text:p>
      <text:p text:style-name="P6"/>
      <text:p text:style-name="P11">FOR GRAVITY IN 1 2 3 4 5 6 7 8 9 DO</text:p>
      <text:p text:style-name="P11">python sim.py $GRAVITY &gt; results_$GRAVITY.log</text:p>
      <text:p text:style-name="P11">DONE</text:p>
      <text:p text:style-name="P6"/>
      <text:p text:style-name="P9"><text:span text:style-name="T10">i</text:span>s a bash file which wil<text:span text:style-name="T10">l run sim.py with the arguments 1-9 and send output to separate log files.</text:span></text:p>
      <text:p text:style-name="P6"/>
      <text:p text:style-name="P3">Grep</text:p>
      <text:p text:style-name="P6"/>
      <text:p text:style-name="P7"><text:span text:style-name="T8">Sometimes you'll want to search a document, or a folder full of documents;</text:span><text:span text:style-name="T2"> grep</text:span><text:span text:style-name="T8"> can help with that. The command </text:span><text:span text:style-name="T1">grep example_string </text:span><text:span text:style-name="T2">text</text:span><text:span text:style-name="T1">_</text:span><text:span text:style-name="T2">file_one.txt text_file_two.py</text:span><text:span text:style-name="T8"> will return all instances of example_string in </text:span><text:span text:style-name="T2">text_file_one.txt</text:span><text:span text:style-name="T8"> or </text:span><text:span text:style-name="T2">text_file_two.py</text:span><text:span text:style-name="T8">.</text:span></text:p>
      <text:p text:style-name="P6"/>
      <text:p text:style-name="P3">“<text:span text:style-name="T9">What command should I run to do this?”</text:span></text:p>
      <text:p text:style-name="P6"/>
      <text:p text:style-name="P6"><text:span text:style-name="T1">history</text:span> lists the commands executed from terminal; <text:span text:style-name="T8">this is good if you ran a command which worked but which you can no longer remember</text:span>. <text:span text:style-name="T8">You can use </text:span><text:span text:style-name="T2">grep</text:span><text:span text:style-name="T8"> to narrow things down;</text:span> <text:span text:style-name="T2">history | grep python</text:span><text:span text:style-name="T8"> lists the commands executed from terminal which contain the string “</text:span><text:span text:style-name="T4">python</text:span><text:span text:style-name="T8">”.</text:span></text:p>
      <text:p text:style-name="P6"/>
      <text:p text:style-name="P8"><text:span text:style-name="T1">apropos screenshot</text:span> lists commands whose descriptions contain the string “screenshot”. <text:span text:style-name="T9">In other words, it lists all the commands your computer has which have something to do with screenshots.</text:span></text:p>
      <text:p text:style-name="P6"/>
      <text:p text:style-name="P4">Find</text:p>
      <text:p text:style-name="P8"/>
      <text:p text:style-name="P8"><text:span text:style-name="T1">find -iname “memes”</text:span> locates file<text:span text:style-name="T9">s in the current folder</text:span> whose title<text:span text:style-name="T9">s</text:span> contain “memes”. More advanced options exist; <text:span text:style-name="T9">in general</text:span>, if you need to <text:span text:style-name="T9">find a </text:span>thing, you should use <text:span text:style-name="T1">find</text:span> to find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7-01-16T07:47:29.425444841</meta:creation-date>
    <dc:date>2017-06-17T16:43:47.570197151</dc:date>
    <dc:creator>U </dc:creator>
    <meta:editing-duration>PT23H40M53S</meta:editing-duration>
    <meta:editing-cycles>18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409" meta:character-count="2434" meta:non-whitespace-character-count="2047"/>
  </office:meta>
</office:document-meta>
</file>